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NUTRIMENTOS ESPINEL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52617464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U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918176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OMEZ SAAVEDRA JANET ELIZABETH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81001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918176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DIEGO NATIVIDAD CHUQUICONDOR PANGALINA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76846305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12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52617464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25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125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7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47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12/2021</text:p>
          </table:table-cell>
          <table:table-cell table:style-name="Tabla2.A3" office:value-type="string">
            <text:p text:style-name="P22">7935389</text:p>
          </table:table-cell>
          <table:table-cell table:style-name="Tabla2.D3" office:value-type="string">
            <text:p text:style-name="P23">147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3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2T23:33:0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